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fo:font-size="18pt" fo:font-weight="bold" officeooo:rsid="0011d4ba" officeooo:paragraph-rsid="0011d4ba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24640" officeooo:paragraph-rsid="0011d4ba" style:font-size-asian="18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3a0f9" officeooo:paragraph-rsid="0013a0f9" style:font-size-asian="18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3dbd7" officeooo:paragraph-rsid="0013dbd7" style:font-size-asian="18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439b8" officeooo:paragraph-rsid="001439b8" style:font-size-asian="18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4ae80" officeooo:paragraph-rsid="0014ae80" style:font-size-asian="18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583d5" officeooo:paragraph-rsid="001583d5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Nimbus Roman No9 L" fo:font-size="18pt" fo:font-weight="normal" officeooo:rsid="00177a1c" officeooo:paragraph-rsid="00177a1c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 Roman No9 L" fo:font-size="18pt" fo:font-weight="bold" officeooo:rsid="0011d4ba" officeooo:paragraph-rsid="0011d4b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imbus Roman No9 L" fo:font-size="18pt" fo:font-weight="bold" officeooo:rsid="0014235e" officeooo:paragraph-rsid="0014235e" style:font-size-asian="18pt" style:font-weight-asian="bold" style:font-size-complex="18pt" style:font-weight-complex="bold"/>
    </style:style>
    <style:style style:name="T1" style:family="text">
      <style:text-properties officeooo:rsid="0013dbd7"/>
    </style:style>
    <style:style style:name="T2" style:family="text">
      <style:text-properties officeooo:rsid="0014235e"/>
    </style:style>
    <style:style style:name="T3" style:family="text">
      <style:text-properties officeooo:rsid="00177a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s List </text:p>
      <text:p text:style-name="P9"/>
      <text:p text:style-name="P10">Name of Chairperson : check</text:p>
      <text:p text:style-name="P10"/>
      <text:p text:style-name="P1"><text:s text:c="7"/>Name<text:tab/><text:tab/><text:tab/><text:tab/><text:tab/>Status</text:p>
      <text:list xml:id="list6036003213794958551" text:style-name="L1">
        <text:list-item>
          <text:p text:style-name="P2">Fees<text:tab/><text:tab/><text:tab/><text:tab/><text:tab/>Need to update : Date</text:p>
        </text:list-item>
        <text:list-item>
          <text:p text:style-name="P3">Foreign Language<text:tab/><text:tab/><text:tab/><text:span text:style-name="T1">Done</text:span></text:p>
        </text:list-item>
        <text:list-item>
          <text:p text:style-name="P4">No Dues<text:tab/><text:tab/><text:tab/><text:tab/><text:tab/><text:span text:style-name="T2">Done</text:span></text:p>
        </text:list-item>
        <text:list-item>
          <text:p text:style-name="P5">Original Work<text:tab/><text:tab/><text:tab/><text:tab/>Check language</text:p>
        </text:list-item>
        <text:list-item>
          <text:p text:style-name="P6">Form <text:tab/><text:tab/><text:tab/><text:tab/><text:tab/>Pages : 7</text:p>
        </text:list-item>
        <text:list-item>
          <text:p text:style-name="P6">Affidavit</text:p>
        </text:list-item>
        <text:list-item>
          <text:p text:style-name="P7">No Dues Form – <text:span text:style-name="T3">Department Store, Department Library, Purchase Section, Main Library, Research Section</text:span></text:p>
        </text:list-item>
        <text:list-item>
          <text:p text:style-name="P7">Main Lib Form</text:p>
        </text:list-item>
        <text:list-item>
          <text:p text:style-name="P8">Hostel No Dues</text:p>
        </text:list-item>
        <text:list-item>
          <text:p text:style-name="P8">Fees Calculation</text:p>
        </text:list-item>
        <text:list-item>
          <text:p text:style-name="P8">Fees Submission</text:p>
        </text:list-item>
        <text:list-item>
          <text:p text:style-name="P8">Fees Receipt Number in For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6:57.009426960</meta:creation-date>
    <dc:date>2018-03-20T20:19:51.807100011</dc:date>
    <meta:editing-duration>PT1H24M3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70" meta:character-count="405" meta:non-whitespace-character-count="331"/>
  </office:meta>
</office:document-meta>
</file>